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XMLSchema.getGrammar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XMLSchema.SimpleXMLSchema( Grammar gramm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XMLSchema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XMLSchema.retrieveGrammar( XMLGrammarDescription des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XMLSchema.isFullyComp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XMLSchema.retrieveInitialGrammarSet( String grammar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XMLSchema.lock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XMLSchema.unlock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XMLSchema.cacheGrammars( String grammarType , Grammar [ ] gramm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